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EREZ RAMIREZ, VIKTOR JUNIO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IM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5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EREZ RAMIREZ, VIKTOR JUNIO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RECOJO EN ALMACEN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5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5T16:50:1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